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office:version="1.2">
  <office:body>
    <office:spreadsheet>
      <table:table table:name="Sheet 1 name">
        <table:table-column table:number-columns-repeated="2"/>
        <table:table-header-rows>
          <table:table-row>
            <table:table-cell office:value-type="string">
              <text:p>col_1_name</text:p>
            </table:table-cell>
            <table:table-cell office:value-type="string">
              <text:p>col_2_name</text:p>
            </table:table-cell>
          </table:table-row>
        </table:table-header-rows>
        <table:table-row>
          <table:table-cell office:value-type="string">
            <text:p>Value A</text:p>
          </table:table-cell>
          <table:table-cell office:value-type="string">
            <text:p>Value B</text:p>
          </table:table-cell>
        </table:table-row>
        <table:table-row>
          <table:table-cell office:value-type="string">
            <text:p>Value C</text:p>
          </table:table-cell>
          <table:table-cell office:value-type="string">
            <text:p>Value 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date-style style:name="data-date">
      <number:year number:style="long"/>
      <number:text>-</number:text>
      <number:month number:style="long"/>
      <number:text>-</number:text>
      <number:day number:style="long"/>
    </number:date-style>
    <style:style style:name="date" style:family="table-cell" style:data-style-name="data-date"/>
  </office:styles>
</office:document-styles>
</file>